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2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2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2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2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2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2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2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2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text:list-style style:name="LFO13">
      <text:list-level-style-bullet text:level="1" text:style-name="WW_CharLFO13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3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3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3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3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3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3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3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3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text:list-style style:name="LFO14">
      <text:list-level-style-bullet text:level="1" text:style-name="WW_CharLFO14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4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4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4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4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4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4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4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4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list-style style:name="LFO15">
      <text:list-level-style-bullet text:level="1" text:style-name="WW_CharLFO15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5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5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5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5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5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5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5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5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text:list-style style:name="LFO16">
      <text:list-level-style-bullet text:level="1" text:style-name="WW_CharLFO16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6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6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6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6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6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6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6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6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text:list-style style:name="LFO17">
      <text:list-level-style-bullet text:level="1" text:style-name="WW_CharLFO17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7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7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7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7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7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7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7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7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F0" style:family="paragraph">
      <style:paragraph-properties fo:break-before="page"/>
    </style:style>
    <style:style style:name="TableColumn3" style:family="table-column">
      <style:table-column-properties style:column-width="0.5902in" style:use-optimal-column-width="false"/>
    </style:style>
    <style:style style:name="TableColumn4" style:family="table-column">
      <style:table-column-properties style:column-width="1.2472in" style:use-optimal-column-width="false"/>
    </style:style>
    <style:style style:name="TableColumn5" style:family="table-column">
      <style:table-column-properties style:column-width="1.7708in" style:use-optimal-column-width="false"/>
    </style:style>
    <style:style style:name="TableColumn6" style:family="table-column">
      <style:table-column-properties style:column-width="1.6111in" style:use-optimal-column-width="false"/>
    </style:style>
    <style:style style:name="TableColumn7" style:family="table-column">
      <style:table-column-properties style:column-width="1.3812in" style:use-optimal-column-width="false"/>
    </style:style>
    <style:style style:name="Table2" style:family="table">
      <style:table-properties style:width="6.6006in" fo:margin-left="0.0875in" table:align="left"/>
    </style:style>
    <style:style style:name="TableRow8" style:family="table-row">
      <style:table-row-properties style:min-row-height="0.1597in" style:use-optimal-row-height="false"/>
    </style:style>
    <style:style style:name="TableCell9" style:family="table-cell">
      <style:table-cell-properties fo:border="0.0069in solid #000000" fo:background-color="#BFBFBF" style:writing-mode="lr-tb" fo:padding-top="0in" fo:padding-left="0in" fo:padding-bottom="0in" fo:padding-right="0in"/>
    </style:style>
    <style:style style:name="P10" style:parent-style-name="TableParagraph" style:family="paragraph">
      <style:paragraph-properties fo:widows="0" fo:orphans="0" style:text-autospace="none" fo:text-align="center" style:vertical-align="auto" fo:margin-top="0in" fo:margin-bottom="0in" fo:line-height="0.1458in" fo:margin-left="0.7166in" fo:margin-right="0.7145in">
        <style:tab-stops/>
      </style:paragraph-properties>
      <style:text-properties style:font-name="Arial" fo:font-weight="bold" style:font-weight-asian="bold" style:use-window-font-color="true" fo:font-size="10pt" style:font-size-asian="10pt" style:font-size-complex="11pt"/>
    </style:style>
    <style:style style:name="TableCell11" style:family="table-cell">
      <style:table-cell-properties fo:border="0.0069in solid #000000" fo:background-color="#BFBFBF" style:writing-mode="lr-tb" fo:padding-top="0in" fo:padding-left="0in" fo:padding-bottom="0in" fo:padding-right="0in"/>
    </style:style>
    <style:style style:name="P12" style:parent-style-name="TableParagraph" style:family="paragraph">
      <style:paragraph-properties fo:widows="0" fo:orphans="0" style:text-autospace="none" style:vertical-align="auto" fo:margin-top="0in" fo:margin-bottom="0in" fo:line-height="0.1458in" fo:margin-left="0.5388in">
        <style:tab-stops/>
      </style:paragraph-properties>
      <style:text-properties style:font-name="Arial" fo:font-weight="bold" style:font-weight-asian="bold" style:use-window-font-color="true" fo:font-size="10pt" style:font-size-asian="10pt" style:font-size-complex="11pt"/>
    </style:style>
    <style:style style:name="TableCell13" style:family="table-cell">
      <style:table-cell-properties fo:border="0.0069in solid #000000" fo:background-color="#BFBFBF" style:writing-mode="lr-tb" fo:padding-top="0in" fo:padding-left="0in" fo:padding-bottom="0in" fo:padding-right="0in"/>
    </style:style>
    <style:style style:name="P14" style:parent-style-name="TableParagraph" style:family="paragraph">
      <style:paragraph-properties fo:widows="0" fo:orphans="0" style:text-autospace="none" style:vertical-align="auto" fo:margin-top="0in" fo:margin-bottom="0in" fo:line-height="0.1458in" fo:margin-left="0.1215in">
        <style:tab-stops/>
      </style:paragraph-properties>
      <style:text-properties style:font-name="Arial" fo:font-weight="bold" style:font-weight-asian="bold" style:use-window-font-color="true" fo:font-size="10pt" style:font-size-asian="10pt" style:font-size-complex="11pt"/>
    </style:style>
    <style:style style:name="TableCell15" style:family="table-cell">
      <style:table-cell-properties fo:border="0.0069in solid #000000" fo:background-color="#BFBFBF" style:writing-mode="lr-tb" fo:padding-top="0in" fo:padding-left="0in" fo:padding-bottom="0in" fo:padding-right="0in"/>
    </style:style>
    <style:style style:name="P16" style:parent-style-name="TableParagraph" style:family="paragraph">
      <style:paragraph-properties fo:widows="0" fo:orphans="0" style:text-autospace="none" style:vertical-align="auto" fo:margin-top="0in" fo:margin-bottom="0in" fo:line-height="0.1458in" fo:margin-left="0.25in">
        <style:tab-stops/>
      </style:paragraph-properties>
      <style:text-properties style:font-name="Arial" fo:font-weight="bold" style:font-weight-asian="bold" style:use-window-font-color="true" fo:font-size="10pt" style:font-size-asian="10pt" style:font-size-complex="11pt"/>
    </style:style>
    <style:style style:name="TableRow17" style:family="table-row">
      <style:table-row-properties style:min-row-height="0.5729in" style:use-optimal-row-height="false"/>
    </style:style>
    <style:style style:name="TableCell18" style:family="table-cell">
      <style:table-cell-properties fo:border="0.0069in solid #000000" style:writing-mode="lr-tb" fo:padding-top="0in" fo:padding-left="0in" fo:padding-bottom="0in" fo:padding-right="0in"/>
    </style:style>
    <style:style style:name="P19" style:parent-style-name="TableParagraph" style:family="paragraph">
      <style:paragraph-properties fo:widows="0" fo:orphans="0" style:text-autospace="none" style:vertical-align="auto" fo:margin-top="0in" fo:margin-bottom="0in" fo:line-height="0.1402in" fo:margin-left="0.0493in">
        <style:tab-stops/>
      </style:paragraph-properties>
      <style:text-properties style:use-window-font-color="true" fo:font-size="9pt" style:font-size-asian="9pt" style:font-size-complex="11pt"/>
    </style:style>
    <style:style style:name="TableCell20" style:family="table-cell">
      <style:table-cell-properties fo:border="0.0069in solid #000000" style:writing-mode="lr-tb" fo:padding-top="0in" fo:padding-left="0in" fo:padding-bottom="0in" fo:padding-right="0in"/>
    </style:style>
    <style:style style:name="P21" style:parent-style-name="TableParagraph" style:family="paragraph">
      <style:paragraph-properties fo:widows="0" fo:orphans="0" style:text-autospace="none" style:vertical-align="auto" fo:margin-top="0in" fo:margin-bottom="0in" fo:line-height="100%" fo:margin-left="0.0493in" fo:margin-right="0.043in">
        <style:tab-stops/>
      </style:paragraph-properties>
      <style:text-properties style:use-window-font-color="true" fo:font-size="10pt" style:font-size-asian="10pt" style:font-size-complex="11pt"/>
    </style:style>
    <style:style style:name="TableCell22" style:family="table-cell">
      <style:table-cell-properties fo:border="0.0069in solid #000000" style:writing-mode="lr-tb" fo:padding-top="0in" fo:padding-left="0in" fo:padding-bottom="0in" fo:padding-right="0in"/>
    </style:style>
    <style:style style:name="P23" style:parent-style-name="TableParagraph" style:family="paragraph">
      <style:paragraph-properties fo:widows="0" fo:orphans="0" style:text-autospace="none" style:vertical-align="auto" fo:margin-top="0in" fo:margin-bottom="0in" fo:line-height="0.1402in" fo:text-indent="-0.134in">
        <style:tab-stops>
          <style:tab-stop style:type="left" style:position="-0.1777in"/>
        </style:tab-stops>
      </style:paragraph-properties>
    </style:style>
    <style:style style:name="T24" style:parent-style-name="Fuentedepárrafopredeter." style:family="text">
      <style:text-properties style:use-window-font-color="true" fo:font-size="9pt" style:font-size-asian="9pt" style:font-size-complex="11pt"/>
    </style:style>
    <style:style style:name="T25" style:parent-style-name="Fuentedepárrafopredeter." style:family="text">
      <style:text-properties style:use-window-font-color="true" fo:letter-spacing="-0.0006in" fo:font-size="9pt" style:font-size-asian="9pt" style:font-size-complex="11pt"/>
    </style:style>
    <style:style style:name="T26" style:parent-style-name="Fuentedepárrafopredeter." style:family="text">
      <style:text-properties style:use-window-font-color="true" fo:letter-spacing="-0.0013in" fo:font-size="9pt" style:font-size-asian="9pt" style:font-size-complex="11pt"/>
    </style:style>
    <style:style style:name="TableCell27" style:family="table-cell">
      <style:table-cell-properties fo:border="0.0069in solid #000000" style:writing-mode="lr-tb" fo:padding-top="0in" fo:padding-left="0in" fo:padding-bottom="0in" fo:padding-right="0in"/>
    </style:style>
    <style:style style:name="P28" style:parent-style-name="TableParagraph" style:family="paragraph">
      <style:paragraph-properties fo:widows="0" fo:orphans="0" style:text-autospace="none" style:vertical-align="auto" fo:margin-top="0in" fo:margin-bottom="0in" fo:line-height="0.1402in" fo:text-indent="-0.134in">
        <style:tab-stops>
          <style:tab-stop style:type="left" style:position="-0.1805in"/>
        </style:tab-stops>
      </style:paragraph-properties>
    </style:style>
    <style:style style:name="T29" style:parent-style-name="Fuentedepárrafopredeter." style:family="text">
      <style:text-properties style:use-window-font-color="true" fo:font-size="9pt" style:font-size-asian="9pt" style:font-size-complex="11pt"/>
    </style:style>
    <style:style style:name="T30" style:parent-style-name="Fuentedepárrafopredeter." style:family="text">
      <style:text-properties style:use-window-font-color="true" fo:letter-spacing="-0.0027in" fo:font-size="9pt" style:font-size-asian="9pt" style:font-size-complex="11pt"/>
    </style:style>
    <style:style style:name="T31" style:parent-style-name="Fuentedepárrafopredeter." style:family="text">
      <style:text-properties style:use-window-font-color="true" fo:font-size="9pt" style:font-size-asian="9pt" style:font-size-complex="11pt"/>
    </style:style>
    <style:style style:name="TableCell32" style:family="table-cell">
      <style:table-cell-properties fo:border="0.0069in solid #000000" style:writing-mode="lr-tb" fo:padding-top="0in" fo:padding-left="0in" fo:padding-bottom="0in" fo:padding-right="0in"/>
    </style:style>
    <style:style style:name="P33" style:parent-style-name="TableParagraph" style:family="paragraph">
      <style:paragraph-properties fo:widows="0" fo:orphans="0" style:text-autospace="none" style:vertical-align="auto" fo:margin-top="0in" fo:margin-bottom="0in" fo:line-height="0.1402in" fo:text-indent="-0.134in">
        <style:tab-stops>
          <style:tab-stop style:type="left" style:position="-0.1791in"/>
        </style:tab-stops>
      </style:paragraph-properties>
      <style:text-properties style:use-window-font-color="true" fo:font-size="9pt" style:font-size-asian="9pt" style:font-size-complex="11pt"/>
    </style:style>
    <style:style style:name="P34" style:parent-style-name="TableParagraph" style:family="paragraph">
      <style:paragraph-properties fo:widows="0" fo:orphans="0" style:text-autospace="none" style:vertical-align="auto" fo:margin-top="0in" fo:margin-bottom="0in" fo:line-height="100%" fo:margin-right="0.559in">
        <style:tab-stops>
          <style:tab-stop style:type="left" style:position="-0.1791in"/>
        </style:tab-stops>
      </style:paragraph-properties>
    </style:style>
    <style:style style:name="T35" style:parent-style-name="Fuentedepárrafopredeter." style:family="text">
      <style:text-properties style:use-window-font-color="true" fo:font-size="9pt" style:font-size-asian="9pt" style:font-size-complex="11pt"/>
    </style:style>
    <style:style style:name="T36" style:parent-style-name="Fuentedepárrafopredeter." style:family="text">
      <style:text-properties style:use-window-font-color="true" fo:letter-spacing="-0.0013in" fo:font-size="9pt" style:font-size-asian="9pt" style:font-size-complex="11pt"/>
    </style:style>
    <style:style style:name="P37" style:parent-style-name="TableParagraph" style:family="paragraph">
      <style:paragraph-properties fo:widows="0" fo:orphans="0" style:text-autospace="none" style:vertical-align="auto" fo:margin-top="0in" fo:margin-bottom="0in" fo:line-height="0.1319in" fo:text-indent="-0.134in">
        <style:tab-stops>
          <style:tab-stop style:type="left" style:position="-0.1791in"/>
        </style:tab-stops>
      </style:paragraph-properties>
    </style:style>
    <style:style style:name="T38" style:parent-style-name="Fuentedepárrafopredeter." style:family="text">
      <style:text-properties style:use-window-font-color="true" fo:font-size="9pt" style:font-size-asian="9pt" style:font-size-complex="11pt"/>
    </style:style>
    <style:style style:name="T39" style:parent-style-name="Fuentedepárrafopredeter." style:family="text">
      <style:text-properties style:use-window-font-color="true" fo:letter-spacing="-0.0006in" fo:font-size="9pt" style:font-size-asian="9pt" style:font-size-complex="11pt"/>
    </style:style>
    <style:style style:name="T40" style:parent-style-name="Fuentedepárrafopredeter." style:family="text">
      <style:text-properties style:use-window-font-color="true" fo:font-size="9pt" style:font-size-asian="9pt" style:font-size-complex="11pt"/>
    </style:style>
    <style:style style:name="TableRow41" style:family="table-row">
      <style:table-row-properties style:min-row-height="0.3194in" style:use-optimal-row-height="false"/>
    </style:style>
    <style:style style:name="TableCell42" style:family="table-cell">
      <style:table-cell-properties fo:border="0.0069in solid #000000" style:writing-mode="lr-tb" fo:padding-top="0in" fo:padding-left="0in" fo:padding-bottom="0in" fo:padding-right="0in"/>
    </style:style>
    <style:style style:name="P43" style:parent-style-name="TableParagraph" style:family="paragraph">
      <style:paragraph-properties fo:widows="0" fo:orphans="0" style:text-autospace="none" style:vertical-align="auto" fo:margin-top="0in" fo:margin-bottom="0in" fo:line-height="0.1402in" fo:margin-left="0.0493in">
        <style:tab-stops/>
      </style:paragraph-properties>
      <style:text-properties style:use-window-font-color="true" fo:font-size="9pt" style:font-size-asian="9pt" style:font-size-complex="11pt"/>
    </style:style>
    <style:style style:name="TableCell44" style:family="table-cell">
      <style:table-cell-properties fo:border="0.0069in solid #000000" style:writing-mode="lr-tb" fo:padding-top="0in" fo:padding-left="0in" fo:padding-bottom="0in" fo:padding-right="0in"/>
    </style:style>
    <style:style style:name="P45" style:parent-style-name="TableParagraph" style:family="paragraph">
      <style:paragraph-properties fo:widows="0" fo:orphans="0" style:text-autospace="none" style:vertical-align="auto" fo:margin-top="0in" fo:margin-bottom="0in" fo:line-height="0.1534in" fo:margin-left="0.0493in">
        <style:tab-stops/>
      </style:paragraph-properties>
      <style:text-properties style:use-window-font-color="true" fo:font-size="10pt" style:font-size-asian="10pt" style:font-size-complex="11pt"/>
    </style:style>
    <style:style style:name="P46" style:parent-style-name="TableParagraph" style:family="paragraph">
      <style:paragraph-properties fo:widows="0" fo:orphans="0" style:text-autospace="none" style:vertical-align="auto" fo:margin-top="0in" fo:margin-bottom="0in" fo:line-height="0.152in" fo:margin-left="0.0493in">
        <style:tab-stops/>
      </style:paragraph-properties>
      <style:text-properties style:use-window-font-color="true" fo:font-size="10pt" style:font-size-asian="10pt" style:font-size-complex="11pt"/>
    </style:style>
    <style:style style:name="TableCell47" style:family="table-cell">
      <style:table-cell-properties fo:border="0.0069in solid #000000" style:writing-mode="lr-tb" fo:padding-top="0in" fo:padding-left="0in" fo:padding-bottom="0in" fo:padding-right="0in"/>
    </style:style>
    <style:style style:name="P48" style:parent-style-name="TableParagraph" style:family="paragraph">
      <style:paragraph-properties fo:widows="0" fo:orphans="0" style:text-autospace="none" style:vertical-align="auto" fo:margin-top="0in" fo:margin-bottom="0in" fo:line-height="0.1402in" fo:text-indent="-0.134in">
        <style:tab-stops>
          <style:tab-stop style:type="left" style:position="-0.1777in"/>
        </style:tab-stops>
      </style:paragraph-properties>
      <style:text-properties style:use-window-font-color="true" fo:font-size="9pt" style:font-size-asian="9pt" style:font-size-complex="11pt"/>
    </style:style>
    <style:style style:name="P49" style:parent-style-name="TableParagraph" style:family="paragraph">
      <style:paragraph-properties fo:widows="0" fo:orphans="0" style:text-autospace="none" style:vertical-align="auto" fo:margin-top="0in" fo:margin-bottom="0in" fo:line-height="0.1437in" fo:text-indent="-0.134in">
        <style:tab-stops>
          <style:tab-stop style:type="left" style:position="-0.1777in"/>
        </style:tab-stops>
      </style:paragraph-properties>
      <style:text-properties style:use-window-font-color="true" fo:font-size="9pt" style:font-size-asian="9pt" style:font-size-complex="11pt"/>
    </style:style>
    <style:style style:name="P50" style:parent-style-name="TableParagraph" style:family="paragraph">
      <style:paragraph-properties fo:widows="0" fo:orphans="0" style:text-autospace="none" style:vertical-align="auto" fo:margin-top="0in" fo:margin-bottom="0in" fo:line-height="0.1437in" fo:text-indent="-0.134in">
        <style:tab-stops>
          <style:tab-stop style:type="left" style:position="-0.1777in"/>
        </style:tab-stops>
      </style:paragraph-properties>
    </style:style>
    <style:style style:name="T51" style:parent-style-name="Fuentedepárrafopredeter." style:family="text">
      <style:text-properties style:use-window-font-color="true" fo:font-size="9pt" style:font-size-asian="9pt" style:font-size-complex="11pt"/>
    </style:style>
    <style:style style:name="T52" style:parent-style-name="Fuentedepárrafopredeter." style:family="text">
      <style:text-properties style:use-window-font-color="true" fo:letter-spacing="0.0027in" fo:font-size="9pt" style:font-size-asian="9pt" style:font-size-complex="11pt"/>
    </style:style>
    <style:style style:name="T53" style:parent-style-name="Fuentedepárrafopredeter." style:family="text">
      <style:text-properties style:use-window-font-color="true" fo:letter-spacing="-0.0013in" fo:font-size="9pt" style:font-size-asian="9pt" style:font-size-complex="11pt"/>
    </style:style>
    <style:style style:name="TableCell54" style:family="table-cell">
      <style:table-cell-properties fo:border="0.0069in solid #000000" style:writing-mode="lr-tb" fo:padding-top="0in" fo:padding-left="0in" fo:padding-bottom="0in" fo:padding-right="0in"/>
    </style:style>
    <style:style style:name="P55" style:parent-style-name="TableParagraph" style:family="paragraph">
      <style:paragraph-properties fo:widows="0" fo:orphans="0" style:text-autospace="none" style:vertical-align="auto" fo:margin-top="0in" fo:margin-bottom="0in" fo:line-height="0.1402in" fo:text-indent="-0.134in">
        <style:tab-stops>
          <style:tab-stop style:type="left" style:position="-0.1805in"/>
        </style:tab-stops>
      </style:paragraph-properties>
      <style:text-properties style:use-window-font-color="true" fo:font-size="9pt" style:font-size-asian="9pt" style:font-size-complex="11pt"/>
    </style:style>
    <style:style style:name="TableCell56" style:family="table-cell">
      <style:table-cell-properties fo:border="0.0069in solid #000000" style:writing-mode="lr-tb" fo:padding-top="0in" fo:padding-left="0in" fo:padding-bottom="0in" fo:padding-right="0in"/>
    </style:style>
    <style:style style:name="P57" style:parent-style-name="TableParagraph" style:family="paragraph">
      <style:paragraph-properties fo:widows="0" fo:orphans="0" style:text-autospace="none" style:vertical-align="auto" fo:margin-top="0in" fo:margin-bottom="0in" fo:line-height="0.1402in" fo:text-indent="-0.134in">
        <style:tab-stops>
          <style:tab-stop style:type="left" style:position="-0.1791in"/>
        </style:tab-stops>
      </style:paragraph-properties>
      <style:text-properties style:use-window-font-color="true" fo:font-size="9pt" style:font-size-asian="9pt" style:font-size-complex="11pt"/>
    </style:style>
    <style:style style:name="P58" style:parent-style-name="TableParagraph" style:family="paragraph">
      <style:paragraph-properties fo:widows="0" fo:orphans="0" style:text-autospace="none" style:vertical-align="auto" fo:margin-top="0in" fo:margin-bottom="0in" fo:line-height="0.1437in" fo:text-indent="-0.134in">
        <style:tab-stops>
          <style:tab-stop style:type="left" style:position="-0.1791in"/>
        </style:tab-stops>
      </style:paragraph-properties>
      <style:text-properties style:use-window-font-color="true" fo:font-size="9pt" style:font-size-asian="9pt" style:font-size-complex="11pt"/>
    </style:style>
    <style:style style:name="P59" style:parent-style-name="TableParagraph" style:family="paragraph">
      <style:paragraph-properties fo:widows="0" fo:orphans="0" style:text-autospace="none" style:vertical-align="auto" fo:margin-top="0in" fo:margin-bottom="0in" fo:line-height="0.1437in" fo:text-indent="-0.134in">
        <style:tab-stops>
          <style:tab-stop style:type="left" style:position="-0.1791in"/>
        </style:tab-stops>
      </style:paragraph-properties>
      <style:text-properties style:use-window-font-color="true" fo:font-size="9pt" style:font-size-asian="9pt" style:font-size-complex="11pt"/>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Párrafodelista" style:family="paragraph">
      <style:paragraph-properties fo:text-align="justify" fo:margin-top="0.0277in" fo:margin-bottom="0in" fo:margin-left="0.4958in" fo:text-indent="-0.2479in">
        <style:tab-stops/>
      </style:paragraph-properties>
    </style:style>
    <style:style style:name="P70" style:parent-style-name="Párrafodelista" style:family="paragraph">
      <style:paragraph-properties fo:text-align="justify" fo:margin-top="0.0277in" fo:margin-bottom="0in" fo:margin-left="0.4958in" fo:text-indent="-0.2479in">
        <style:tab-stops/>
      </style:paragraph-properties>
    </style:style>
    <style:style style:name="P71" style:parent-style-name="Párrafodelista" style:family="paragraph">
      <style:paragraph-properties fo:text-align="justify" fo:margin-top="0.0277in" fo:margin-bottom="0in" fo:margin-left="0.4958in" fo:text-indent="-0.2479in">
        <style:tab-stops/>
      </style:paragraph-properties>
    </style:style>
    <style:style style:name="P72" style:parent-style-name="Párrafodelista" style:family="paragraph">
      <style:paragraph-properties fo:text-align="justify" fo:margin-top="0.0277in" fo:margin-bottom="0in" fo:margin-left="0.4958in" fo:text-indent="-0.2479in">
        <style:tab-stops/>
      </style:paragraph-properties>
    </style:style>
    <style:style style:name="P73" style:parent-style-name="Párrafodelista" style:family="paragraph"/>
    <style:style style:name="P74" style:parent-style-name="Párrafodelista" style:family="paragraph">
      <style:paragraph-properties fo:text-align="justify" fo:margin-top="0.0277in" fo:margin-bottom="0in" fo:margin-left="0.4958in" fo:text-indent="-0.2479in">
        <style:tab-stops/>
      </style:paragraph-properties>
    </style:style>
    <style:style style:name="P75" style:parent-style-name="Párrafodelista" style:family="paragraph">
      <style:paragraph-properties fo:text-align="justify" fo:margin-top="0.0277in" fo:margin-bottom="0in" fo:margin-left="0.4958in" fo:text-indent="-0.2479in">
        <style:tab-stops/>
      </style:paragraph-properties>
    </style:style>
    <style:style style:name="P76" style:parent-style-name="Párrafodelista" style:family="paragraph">
      <style:paragraph-properties fo:text-align="justify" fo:margin-top="0.0277in" fo:margin-bottom="0in"/>
    </style:style>
    <style:style style:name="P77" style:parent-style-name="Párrafodelista" style:family="paragraph">
      <style:paragraph-properties fo:text-align="justify" fo:margin-top="0.0277in" fo:margin-bottom="0in"/>
    </style:style>
    <style:style style:name="P78" style:parent-style-name="Párrafodelista" style:family="paragraph">
      <style:paragraph-properties fo:text-align="justify" fo:margin-top="0.0277in" fo:margin-bottom="0in"/>
    </style:style>
    <style:style style:name="P79" style:parent-style-name="Párrafodelista" style:family="paragraph">
      <style:paragraph-properties fo:text-align="justify" fo:margin-top="0.0277in" fo:margin-bottom="0in"/>
    </style:style>
    <style:style style:name="P80" style:parent-style-name="Párrafodelista" style:family="paragraph">
      <style:paragraph-properties fo:text-align="justify" fo:margin-top="0.0277in" fo:margin-bottom="0in" fo:margin-left="0.4958in" fo:text-indent="-0.2479in">
        <style:tab-stops/>
      </style:paragraph-properties>
    </style:style>
    <style:style style:name="P81" style:parent-style-name="Párrafodelista" style:family="paragraph">
      <style:paragraph-properties fo:text-align="justify" fo:margin-top="0.0277in" fo:margin-bottom="0in" fo:margin-left="0.4958in" fo:text-indent="-0.2479in">
        <style:tab-stops/>
      </style:paragraph-properties>
    </style:style>
    <style:style style:name="P82" style:parent-style-name="Párrafodelista" style:family="paragraph">
      <style:paragraph-properties fo:text-align="justify" fo:margin-top="0.0277in" fo:margin-bottom="0in" fo:margin-left="0.4958in" fo:text-indent="-0.2479in">
        <style:tab-stops/>
      </style:paragraph-properties>
    </style:style>
    <style:style style:name="P83" style:parent-style-name="Párrafodelista" style:family="paragraph">
      <style:paragraph-properties fo:text-align="justify" fo:margin-top="0.0277in" fo:margin-bottom="0in" fo:margin-left="0.4958in" fo:text-indent="-0.2479in">
        <style:tab-stops/>
      </style:paragraph-properties>
    </style:style>
    <style:style style:name="P84" style:parent-style-name="Párrafodelista" style:family="paragraph">
      <style:paragraph-properties fo:text-align="justify" fo:margin-top="0.0277in" fo:margin-bottom="0in" fo:margin-left="0.4958in" fo:text-indent="-0.2479in">
        <style:tab-stops/>
      </style:paragraph-properties>
    </style:style>
    <style:style style:name="P85" style:parent-style-name="Párrafodelista" style:family="paragraph">
      <style:paragraph-properties fo:text-align="justify" fo:margin-top="0.0277in" fo:margin-bottom="0in" fo:margin-left="0.4958in" fo:text-indent="-0.2479in">
        <style:tab-stops/>
      </style:paragraph-properties>
    </style:style>
    <style:style style:name="P86" style:parent-style-name="Párrafodelista" style:family="paragraph">
      <style:paragraph-properties fo:text-align="justify" fo:margin-top="0.0277in" fo:margin-bottom="0in" fo:margin-left="0.4958in" fo:text-indent="-0.2479in">
        <style:tab-stops/>
      </style:paragraph-properties>
    </style:style>
    <style:style style:name="P87" style:parent-style-name="Párrafodelista" style:family="paragraph">
      <style:paragraph-properties fo:text-align="justify" fo:margin-top="0.0277in" fo:margin-bottom="0in" fo:margin-left="0.4958in" fo:text-indent="-0.2479in">
        <style:tab-stops/>
      </style:paragraph-properties>
    </style:style>
    <style:style style:name="T88" style:parent-style-name="Fuentedepárrafopredeter." style:family="text">
      <style:text-properties fo:font-weight="bold" style:font-weight-asian="bold" fo:color="#FF0000" style:text-underline-type="single" style:text-underline-style="solid" style:text-underline-width="auto" style:text-underline-mode="continuous"/>
    </style:style>
    <style:style style:name="T89" style:parent-style-name="Fuentedepárrafopredeter." style:family="text">
      <style:text-properties fo:font-weight="bold" style:font-weight-asian="bold" fo:color="#FF0000" style:text-underline-type="single" style:text-underline-style="solid" style:text-underline-width="auto" style:text-underline-mode="continuous"/>
    </style:style>
    <style:style style:name="T90" style:parent-style-name="Fuentedepárrafopredeter." style:family="text">
      <style:text-properties fo:font-weight="bold" style:font-weight-asian="bold" fo:color="#FF0000" style:text-underline-type="single" style:text-underline-style="solid" style:text-underline-width="auto" style:text-underline-mode="continuous"/>
    </style:style>
    <style:style style:name="P91" style:parent-style-name="Párrafodelista" style:family="paragraph">
      <style:paragraph-properties fo:text-align="justify" fo:margin-top="0.0277in" fo:margin-bottom="0in" fo:margin-left="0.4958in" fo:text-indent="-0.2479in">
        <style:tab-stops/>
      </style:paragraph-properties>
      <style:text-properties fo:font-weight="bold" style:font-weight-asian="bold"/>
    </style:style>
    <style:style style:name="P92" style:parent-style-name="Párrafodelista" style:family="paragraph">
      <style:paragraph-properties fo:text-align="justify" fo:margin-top="0.0277in" fo:margin-bottom="0in" fo:margin-left="0.4958in" fo:text-indent="-0.2479in">
        <style:tab-stops/>
      </style:paragraph-properties>
      <style:text-properties fo:font-weight="bold" style:font-weight-asian="bold"/>
    </style:style>
    <style:style style:name="P93" style:parent-style-name="Párrafodelista" style:family="paragraph">
      <style:paragraph-properties fo:text-align="justify" fo:margin-top="0.0277in" fo:margin-bottom="0in"/>
      <style:text-properties fo:font-weight="bold" style:font-weight-asian="bold"/>
    </style:style>
    <style:style style:name="P94" style:parent-style-name="Párrafodelista" style:family="paragraph">
      <style:paragraph-properties fo:text-align="justify" fo:margin-top="0.0277in" fo:margin-bottom="0in"/>
      <style:text-properties fo:font-weight="bold" style:font-weight-asian="bold"/>
    </style:style>
    <style:style style:name="P95" style:parent-style-name="Párrafodelista" style:family="paragraph">
      <style:paragraph-properties fo:text-align="justify" fo:margin-top="0.0277in" fo:margin-bottom="0in"/>
      <style:text-properties fo:font-weight="bold" style:font-weight-asian="bold"/>
    </style:style>
    <style:style style:name="P96" style:parent-style-name="Párrafodelista" style:family="paragraph">
      <style:paragraph-properties fo:text-align="justify" fo:margin-top="0.0277in" fo:margin-bottom="0in" fo:margin-left="0.4958in" fo:text-indent="-0.2479in">
        <style:tab-stops/>
      </style:paragraph-properties>
    </style:style>
    <style:style style:name="P97" style:parent-style-name="Párrafodelista" style:family="paragraph">
      <style:paragraph-properties fo:text-align="justify" fo:margin-top="0.0277in" fo:margin-bottom="0in" fo:margin-left="0.4958in" fo:text-indent="-0.2479in">
        <style:tab-stops/>
      </style:paragraph-properties>
    </style:style>
    <style:style style:name="P98" style:parent-style-name="Párrafodelista" style:family="paragraph">
      <style:paragraph-properties fo:text-align="justify" fo:margin-top="0.0277in" fo:margin-bottom="0in" fo:margin-left="0.4958in" fo:text-indent="-0.2479in">
        <style:tab-stops/>
      </style:paragraph-properties>
    </style:style>
    <style:style style:name="P99" style:parent-style-name="Párrafodelista" style:family="paragraph">
      <style:paragraph-properties fo:text-align="justify" fo:margin-top="0.0277in" fo:margin-bottom="0in" fo:margin-left="0.4958in" fo:text-indent="-0.2479in">
        <style:tab-stops/>
      </style:paragraph-properties>
    </style:style>
    <style:style style:name="P100" style:parent-style-name="Párrafodelista" style:family="paragraph">
      <style:paragraph-properties fo:text-align="justify" fo:margin-top="0.0277in" fo:margin-bottom="0in" fo:text-indent="-0.252in"/>
    </style:style>
    <style:style style:name="P101" style:parent-style-name="Párrafodelista" style:family="paragraph">
      <style:paragraph-properties fo:text-align="justify" fo:margin-top="0.0277in" fo:margin-bottom="0in" fo:margin-left="0.4958in" fo:text-indent="-0.2479in">
        <style:tab-stops/>
      </style:paragraph-properties>
    </style:style>
    <style:style style:name="P102" style:parent-style-name="Párrafodelista" style:family="paragraph">
      <style:paragraph-properties fo:text-align="justify" fo:margin-top="0.0277in" fo:margin-bottom="0in" fo:margin-left="0.4958in" fo:text-indent="-0.2479in">
        <style:tab-stops/>
      </style:paragraph-properties>
    </style:style>
    <style:style style:name="P103" style:parent-style-name="Párrafodelista" style:family="paragraph">
      <style:paragraph-properties fo:text-align="justify" fo:margin-top="0.0277in" fo:margin-bottom="0in" fo:margin-left="0.4958in" fo:text-indent="-0.2479in">
        <style:tab-stops/>
      </style:paragraph-properties>
    </style:style>
    <style:style style:name="P104" style:parent-style-name="Párrafodelista" style:family="paragraph">
      <style:paragraph-properties fo:text-align="justify" fo:margin-top="0.0277in" fo:margin-bottom="0in" fo:margin-left="0.4958in" fo:text-indent="-0.2479in">
        <style:tab-stops/>
      </style:paragraph-properties>
    </style:style>
    <style:style style:name="P105" style:parent-style-name="Párrafodelista" style:family="paragraph">
      <style:paragraph-properties fo:text-align="justify" fo:margin-top="0.0277in" fo:margin-bottom="0in" fo:margin-left="0.4958in" fo:text-indent="-0.2479in">
        <style:tab-stops/>
      </style:paragraph-properties>
    </style:style>
    <style:style style:name="P106" style:parent-style-name="Párrafodelista" style:family="paragraph">
      <style:paragraph-properties fo:text-align="justify" fo:margin-top="0.0277in" fo:margin-bottom="0in" fo:margin-left="0.4958in" fo:text-indent="-0.2479in">
        <style:tab-stops/>
      </style:paragraph-properties>
    </style:style>
  </office:automatic-styles>
  <office:body>
    <office:text text:use-soft-page-breaks="true">
      <text:h text:style-name="P1" text:outline-level="1">ACTIVIDAD PSI 3:</text:h>
      <text:h text:style-name="Título1" text:outline-level="1">ESTUDIO DE LA INFORMACIÓN RELEVANTE</text:h>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p text:style-name="P10">Tarea</text:p>
          </table:table-cell>
          <table:covered-table-cell/>
          <table:table-cell table:style-name="TableCell11">
            <text:p text:style-name="P12">Productos</text:p>
          </table:table-cell>
          <table:table-cell table:style-name="TableCell13">
            <text:p text:style-name="P14">Técnicas y Prácticas</text:p>
          </table:table-cell>
          <table:table-cell table:style-name="TableCell15">
            <text:p text:style-name="P16">Participantes</text:p>
          </table:table-cell>
        </table:table-row>
        <table:table-row table:style-name="TableRow17">
          <table:table-cell table:style-name="TableCell18">
            <text:p text:style-name="P19">PSI 3.1</text:p>
          </table:table-cell>
          <table:table-cell table:style-name="TableCell20">
            <text:p text:style-name="P21">Selección y Análisis de Antecedentes</text:p>
          </table:table-cell>
          <table:table-cell table:style-name="TableCell22">
            <text:list text:style-name="LFO12" text:continue-numbering="true">
              <text:list-item>
                <text:p text:style-name="P23"><text:span text:style-name="T24">Valoración de</text:span><text:span text:style-name="T25"><text:s/></text:span><text:span text:style-name="T26">antecedentes</text:span></text:p>
              </text:list-item>
            </text:list>
          </table:table-cell>
          <table:table-cell table:style-name="TableCell27">
            <text:list text:style-name="LFO13" text:continue-numbering="true">
              <text:list-item>
                <text:p text:style-name="P28"><text:span text:style-name="T29">Sesiones de</text:span><text:span text:style-name="T30"><text:s/></text:span><text:span text:style-name="T31">trabajo</text:span></text:p>
              </text:list-item>
            </text:list>
          </table:table-cell>
          <table:table-cell table:style-name="TableCell32">
            <text:list text:style-name="LFO14" text:continue-numbering="true">
              <text:list-item>
                <text:p text:style-name="P33">Consultores</text:p>
              </text:list-item>
              <text:list-item>
                <text:p text:style-name="P34"><text:span text:style-name="T35">Consultores<text:s/></text:span><text:span text:style-name="T36">Informáticos</text:span></text:p>
              </text:list-item>
              <text:list-item>
                <text:p text:style-name="P37"><text:span text:style-name="T38">Usuarios</text:span><text:span text:style-name="T39"><text:s/></text:span><text:span text:style-name="T40">expertos</text:span></text:p>
              </text:list-item>
            </text:list>
          </table:table-cell>
        </table:table-row>
        <table:table-row table:style-name="TableRow41">
          <table:table-cell table:style-name="TableCell42">
            <text:p text:style-name="P43">PSI 3.2</text:p>
          </table:table-cell>
          <table:table-cell table:style-name="TableCell44">
            <text:p text:style-name="P45">Valoración de</text:p>
            <text:p text:style-name="P46">Antecedentes</text:p>
          </table:table-cell>
          <table:table-cell table:style-name="TableCell47">
            <text:list text:style-name="LFO15" text:continue-numbering="true">
              <text:list-item>
                <text:p text:style-name="P48">Catálogo de requisitos</text:p>
              </text:list-item>
              <text:list-item>
                <text:p text:style-name="P49">Requisitos generales</text:p>
              </text:list-item>
              <text:list-item>
                <text:p text:style-name="P50"><text:span text:style-name="T51">Catálogo de normas del</text:span><text:span text:style-name="T52"><text:s/></text:span><text:span text:style-name="T53">PSI</text:span></text:p>
              </text:list-item>
            </text:list>
          </table:table-cell>
          <table:table-cell table:style-name="TableCell54">
            <text:list text:style-name="LFO16" text:continue-numbering="true">
              <text:list-item>
                <text:p text:style-name="P55">Catalogación</text:p>
              </text:list-item>
            </text:list>
          </table:table-cell>
          <table:table-cell table:style-name="TableCell56">
            <text:list text:style-name="LFO17" text:continue-numbering="true">
              <text:list-item>
                <text:p text:style-name="P57">Consultores</text:p>
              </text:list-item>
              <text:list-item>
                <text:p text:style-name="P58">Consultores</text:p>
              </text:list-item>
              <text:list-item>
                <text:p text:style-name="P59">Informáticos</text:p>
              </text:list-item>
            </text:list>
          </table:table-cell>
        </table:table-row>
      </table:table>
      <text:h text:style-name="Título2" text:outline-level="2"/>
      <text:h text:style-name="Título2" text:outline-level="2">PSI 3.1:<text:s/></text:h>
      <text:h text:style-name="Título2" text:outline-level="2">selección y<text:s/>análisis de antecedentes</text:h>
      <text:p text:style-name="P60">A continuación, vamos a analizar aquellos procesos que deseamos modificar en la empresa para divisar como se realizaban anteriormente. Sería recomendable hablar con los trabajadores de la empresa para descubrir como hacen cada uno<text:s/>de los procesos, principalmente porque la entrevista inicial que hicimos en la empresa nos ha aportado una información sesgada de los procesos que en ella se realizan.</text:p>
      <text:h text:style-name="Título3" text:outline-level="3">3.1.1 Gestión de nóminas</text:h>
      <text:p text:style-name="P61">En la empresa tienen un problema con la gestión de nominas, debido al cual no pueden incluir en la nomina del mes los pagos de las horas extra a los trabajadores. Dicho problema es un ejemplo manifiesto de la falta de automatización de los procesos de la empresa y de la poca gestión de la información. Podemos especular y estimar que la gestión de nominas actualmente está realizada mediante una hoja de cálculo por parte del departamento de RR.HH. Probablemente la información acerca de las horas extra esté en papel y tenga un largo recorrido hasta que llegue al departamento. Agilizando la comunicación y automatizando con un programa especifico de gestión de nominas que tratara la información recogida convenientemente podría<text:s/><text:soft-page-break/>simplificarse el proceso teniendo como causa la eliminación de los problemas actualmente existentes<text:s/>en la gestión de nóminas.</text:p>
      <text:h text:style-name="Título3" text:outline-level="3"><text:bookmark-start text:name="OLE_LINK43"/><text:bookmark-start text:name="OLE_LINK44"/><text:bookmark-start text:name="OLE_LINK47"/>3.1.2 Gestión de cuadrantes.<text:bookmark-start text:name="OLE_LINK45"/><text:bookmark-start text:name="OLE_LINK46"/><text:bookmark-end text:name="OLE_LINK43"/><text:bookmark-end text:name="OLE_LINK44"/><text:bookmark-end text:name="OLE_LINK47"/></text:h>
      <text:p text:style-name="P62">Actualmente los cuadrantes son realizados por los jefes de cada uno de los departamentos en los que se dividen los trabajadores dedicados a la vigilancia dentro de la empresa (departamento de vigilancia, departamento de transporte y valija). Se estima que los cuadrantes se realizan a mano o, en el mejor de los casos, con una hoja de calculo Excel; lo cual es un proceso lento y tedioso que no garantiza que los cuadrantes obtenidos vayan a ser los óptimos.</text:p>
      <text:h text:style-name="Título3" text:outline-level="3">3.1.3 Aplicación de control de horarios.</text:h>
      <text:p text:style-name="P63">En la actualidad los trabajadores no tienen un protocolo de comunicación definido. La comunicación se realiza mediante papel, lo cual hace que sea lenta y más compleja de lo que debería ser. Estos problemas de comunicación son manifiestos a lo largo de toda la empresa, pero especialmente apreciable a la hora de la comunicación con los trabajadores. No se aprecia un proceso formal por el que los trabajadores puedan fichar, ni tampoco un proceso por el que se pueda<text:s/>comunicar las horas extra que se realizan. Este hecho hace que resulte un problema de comunicación grave, donde se ve claramente que las horas extra no se pagan en el mismo mes de su realización.</text:p>
      <text:h text:style-name="Título3" text:outline-level="3">3.1.4 Mejora de la comunicación interna.<text:bookmark-end text:name="OLE_LINK45"/><text:bookmark-end text:name="OLE_LINK46"/></text:h>
      <text:p text:style-name="P64">Como se dijo anteriormente, los trabajadores no tienen un protocolo de comunicación definido. Tampoco existe un protocolo para la comunicación interna de la oficina, según parece lo más probable es que la comunicación se realice a papel usando notas, informes u otros medios.</text:p>
      <text:h text:style-name="Título3" text:outline-level="3">3.1.5 Mejora de la página web.</text:h>
      <text:p text:style-name="P65">La página web debería de ser la principal forma de comunicación con los clientes. No obstante, debido al estado actual de la misma, dicha comunicación es difícil y pobre. La página web no permite realizar ventas y solo da la<text:s/>opción de ver los productos que la empresa oferta a partir de una interfaz anticuada. La comunicación con los clientes es realizada mediante el correo electrónico, lo cual da una mala imagen de la empresa ya que ofrece un medio de comunicación anticuado.<text:s/></text:p>
      <text:soft-page-break/>
      <text:h text:style-name="Título3" text:outline-level="3">3.1.6 Control del stock de almacén.</text:h>
      <text:p text:style-name="P66">En la actualidad la empresa tiene un pequeño almacén y una zona para exposiciones en sus instalaciones principales. No existe un control explicito de los productos que hay en el almacén ni tampoco de los que están<text:s/>pedidos. Se estima que este probablemente sea realizado mediante tablas en papel o en Excel.<text:s/></text:p>
      <text:h text:style-name="Título3" text:outline-level="3">3.1.7 Proyecto TIC para el nuevo departamento de televigilancia.</text:h>
      <text:p text:style-name="P67"><text:bookmark-start text:name="OLE_LINK48"/><text:bookmark-start text:name="OLE_LINK49"/>Los productos que la empresa oferta tienen una baja carga de informatización, ya que en la actualidad gran parte de los productos traen consigo una aplicación que los complementa. En este nuevo departamento se quieren aplicar estas medidas TIC desde el principio para que sea ejemplo de la nueva imagen más informatizada que adquirirá la empresa una vez<text:s/>que el SI sea implantado.</text:p>
      <text:h text:style-name="Título2" text:outline-level="2"><text:bookmark-end text:name="OLE_LINK48"/><text:bookmark-end text:name="OLE_LINK49"/>PSI 3.2:<text:s/></text:h>
      <text:h text:style-name="Título2" text:outline-level="2">valoración de antecedentes</text:h>
      <text:p text:style-name="P68">A continuación, partiendo de los problemas recogidos en el apartado anterior realizaremos un catálogo de los requisitos que tendrán que tener cada una de las soluciones que se apliquen a dichos problemas.</text:p>
      <text:h text:style-name="Título3" text:outline-level="3">3.2.1 Gestión de nóminas</text:h>
      <text:list text:style-name="LFO18" text:continue-numbering="true">
        <text:list-item>
          <text:p text:style-name="P69">Acceso a toda la lista de trabajadores.</text:p>
        </text:list-item>
        <text:list-item>
          <text:p text:style-name="P70">Visualizar las horas trabajadas por cada trabajador.</text:p>
        </text:list-item>
        <text:list-item>
          <text:p text:style-name="P71">Clasificar las horas trabajadas por cada empleado entre las que forman parte su horario regular y aquellas conocidas como horas extra.</text:p>
        </text:list-item>
        <text:list-item>
          <text:p text:style-name="P72">Tener un registro de formularios estándar en los que poder mostrar la información mencionada de forma automática y fácilmente legible.</text:p>
        </text:list-item>
      </text:list>
      <text:h text:style-name="Título3" text:outline-level="3">3.2.2 Gestión de cuadrantes.</text:h>
      <text:list text:style-name="LFO19" text:continue-numbering="true">
        <text:list-item>
          <text:p text:style-name="P73">Acceso a los calendarios (locales, regionales y nacionales) de festividades y días<text:s/>no laborables.</text:p>
        </text:list-item>
      </text:list>
      <text:soft-page-break/>
      <text:list text:style-name="LFO18" text:continue-numbering="true">
        <text:list-item>
          <text:p text:style-name="P74">Acceso al listado de todos los trabajadores.</text:p>
        </text:list-item>
        <text:list-item>
          <text:p text:style-name="P75">Asignación de una lista de parámetros a partir de los cuales queda configurada la forma en la que se le asignaran los cuadrantes a cada trabajador.</text:p>
          <text:list text:continue-numbering="true">
            <text:list-item>
              <text:p text:style-name="P76">Horas por trabajar.</text:p>
            </text:list-item>
            <text:list-item>
              <text:p text:style-name="P77">Preferencia de horarios.</text:p>
            </text:list-item>
            <text:list-item>
              <text:p text:style-name="P78">Tipo de trabajo que puede realizar.</text:p>
            </text:list-item>
            <text:list-item>
              <text:p text:style-name="P79">Vacaciones.</text:p>
            </text:list-item>
          </text:list>
        </text:list-item>
        <text:list-item>
          <text:p text:style-name="P80">Automatización del rellenado de cuadrantes a partir del listado de clientes y de los parámetros de cada trabajador.</text:p>
        </text:list-item>
        <text:list-item>
          <text:p text:style-name="P81">Permitir modificaciones manuales sobre los cuadrantes generados automáticamente.</text:p>
        </text:list-item>
      </text:list>
      <text:p text:style-name="Normal"/>
      <text:h text:style-name="Título3" text:outline-level="3">3.2.3 Aplicación de control de horarios.</text:h>
      <text:list text:style-name="LFO18" text:continue-numbering="true">
        <text:list-item>
          <text:p text:style-name="P82">Integración con los datos generados por las aplicaciones de gestión de horarios y nóminas mediante la base de datos de la empresa.</text:p>
        </text:list-item>
        <text:list-item>
          <text:p text:style-name="P83">Identificación del empleado en la aplicación.</text:p>
        </text:list-item>
        <text:list-item>
          <text:p text:style-name="P84">Posibilidad de indicar la hora de inicio y fin de<text:s/>la jornada laboral.</text:p>
        </text:list-item>
        <text:list-item>
          <text:p text:style-name="P85">Los datos de inicio y fin de la jornada laboral quedarán accesibles para la aplicación nominas.</text:p>
        </text:list-item>
        <text:list-item>
          <text:p text:style-name="P86">El trabajador debe poder ver su horario, tomando los datos producidos por la aplicación de horarios.</text:p>
        </text:list-item>
        <text:list-item>
          <text:p text:style-name="P87">El trabajador debe de poder recibir notificaciones de los cambios de horarios y de las nuevas nóminas.</text:p>
        </text:list-item>
      </text:list>
      <text:h text:style-name="Título3" text:outline-level="3">3.2.4 Mejora de la comunicación interna.<text:s/><text:span text:style-name="T88">(cuidado con los mensajes</text:span><text:span text:style-name="T89">, intranet</text:span><text:span text:style-name="T90">)</text:span></text:h>
      <text:list text:style-name="LFO18" text:continue-numbering="true">
        <text:list-item>
          <text:p text:style-name="P91">Los trabajadores deben poder enviarse mensajes internos entre sí.</text:p>
        </text:list-item>
        <text:list-item>
          <text:p text:style-name="P92">Existirán distintos tipos de mensaje:</text:p>
          <text:list text:continue-numbering="true">
            <text:list-item>
              <text:p text:style-name="P93">Privados.</text:p>
            </text:list-item>
            <text:list-item>
              <text:p text:style-name="P94">Difusión.<text:s/></text:p>
            </text:list-item>
            <text:list-item>
              <text:p text:style-name="P95">Oficiales: envío de informes internos.</text:p>
            </text:list-item>
          </text:list>
        </text:list-item>
      </text:list>
      <text:h text:style-name="Título3" text:outline-level="3">3.2.5 Mejora de la página web.</text:h>
      <text:list text:style-name="LFO18" text:continue-numbering="true">
        <text:list-item>
          <text:p text:style-name="P96">Mejora general de la interfaz para que sea más agradable a la vista.</text:p>
        </text:list-item>
        <text:list-item>
          <text:p text:style-name="P97">Reorganización de los menús para que muestren la información de forma intuitiva para aumentar la navegabilidad en la página.</text:p>
        </text:list-item>
        <text:list-item>
          <text:p text:style-name="P98">La página web debe<text:s/>servir de catálogo de todos los productos y servicios que la empresa oferta.</text:p>
        </text:list-item>
        <text:list-item>
          <text:p text:style-name="P99">Mediante la página web los clientes podrán contratar servicios o comprar productos.</text:p>
        </text:list-item>
        <text:list-item>
          <text:p text:style-name="P100">Se ofrece un servicio de chat mediante el que los clientes podrán contactar con los teleoperadores para recibir asistencia e información adicional de los productos de forma gratuita.</text:p>
        </text:list-item>
      </text:list>
      <text:h text:style-name="Título3" text:outline-level="3">3.2.6 Control del stock de almacén.</text:h>
      <text:list text:style-name="LFO18" text:continue-numbering="true">
        <text:list-item>
          <text:p text:style-name="P101">Acceso a un listado de productos que se encuentran actualmente en el almacén.</text:p>
        </text:list-item>
        <text:list-item>
          <text:p text:style-name="P102">Acceso a un listado de los productos que están pedidos<text:s/>y la fecha estimada de su recepción.</text:p>
        </text:list-item>
        <text:list-item>
          <text:p text:style-name="P103">Acceso a un listado de productos que están pendientes de ser pedidos.</text:p>
        </text:list-item>
        <text:list-item>
          <text:p text:style-name="P104">Posibilidad de realizar pedidos de forma automática.</text:p>
        </text:list-item>
      </text:list>
      <text:h text:style-name="Título3" text:outline-level="3">3.2.7 Proyecto TIC para el nuevo departamento de televigilancia.</text:h>
      <text:list text:style-name="LFO18" text:continue-numbering="true">
        <text:list-item>
          <text:p text:style-name="P105">Aplicación web mediante la que<text:s/>los clientes de productos de televigilancia puedan monitorizar aquellos servicios que tengan contratados (cámaras, sensores, etc.).</text:p>
        </text:list-item>
        <text:list-item>
          <text:p text:style-name="P106">Acceso<text:s/>seguro a la aplicación por parte de los cliente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MS PGothic" style:font-name-complex="Tahoma" fo:font-size="14pt" style:font-size-asian="14pt" style:font-size-complex="14pt" fo:hyphenate="tru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Encabezado" style:display-name="Encabezado" style:family="paragraph" style:parent-style-name="Normal">
      <style:paragraph-properties fo:margin-top="0in" fo:margin-bottom="0in" fo:line-height="100%"/>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Cita" style:display-name="Cit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level-style text:level="7" style:num-format=""/>
      <text:outline-level-style text:level="8" style:num-format=""/>
      <text:outline-level-style text:level="9" style:num-format=""/>
    </text:outline-style>
    <style:style style:name="WW_CharLFO12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2LVL2" style:family="text">
      <style:text-properties fo:language="es" fo:country="ES" style:language-asian="es" style:country-asian="ES" style:language-complex="es" style:country-complex="ES"/>
    </style:style>
    <style:style style:name="WW_CharLFO12LVL3" style:family="text">
      <style:text-properties fo:language="es" fo:country="ES" style:language-asian="es" style:country-asian="ES" style:language-complex="es" style:country-complex="ES"/>
    </style:style>
    <style:style style:name="WW_CharLFO12LVL4" style:family="text">
      <style:text-properties fo:language="es" fo:country="ES" style:language-asian="es" style:country-asian="ES" style:language-complex="es" style:country-complex="ES"/>
    </style:style>
    <style:style style:name="WW_CharLFO12LVL5" style:family="text">
      <style:text-properties fo:language="es" fo:country="ES" style:language-asian="es" style:country-asian="ES" style:language-complex="es" style:country-complex="ES"/>
    </style:style>
    <style:style style:name="WW_CharLFO12LVL6" style:family="text">
      <style:text-properties fo:language="es" fo:country="ES" style:language-asian="es" style:country-asian="ES" style:language-complex="es" style:country-complex="ES"/>
    </style:style>
    <style:style style:name="WW_CharLFO12LVL7" style:family="text">
      <style:text-properties fo:language="es" fo:country="ES" style:language-asian="es" style:country-asian="ES" style:language-complex="es" style:country-complex="ES"/>
    </style:style>
    <style:style style:name="WW_CharLFO12LVL8" style:family="text">
      <style:text-properties fo:language="es" fo:country="ES" style:language-asian="es" style:country-asian="ES" style:language-complex="es" style:country-complex="ES"/>
    </style:style>
    <style:style style:name="WW_CharLFO12LVL9" style:family="text">
      <style:text-properties fo:language="es" fo:country="ES" style:language-asian="es" style:country-asian="ES" style:language-complex="es" style:country-complex="ES"/>
    </style:style>
    <style:style style:name="WW_CharLFO13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3LVL2" style:family="text">
      <style:text-properties fo:language="es" fo:country="ES" style:language-asian="es" style:country-asian="ES" style:language-complex="es" style:country-complex="ES"/>
    </style:style>
    <style:style style:name="WW_CharLFO13LVL3" style:family="text">
      <style:text-properties fo:language="es" fo:country="ES" style:language-asian="es" style:country-asian="ES" style:language-complex="es" style:country-complex="ES"/>
    </style:style>
    <style:style style:name="WW_CharLFO13LVL4" style:family="text">
      <style:text-properties fo:language="es" fo:country="ES" style:language-asian="es" style:country-asian="ES" style:language-complex="es" style:country-complex="ES"/>
    </style:style>
    <style:style style:name="WW_CharLFO13LVL5" style:family="text">
      <style:text-properties fo:language="es" fo:country="ES" style:language-asian="es" style:country-asian="ES" style:language-complex="es" style:country-complex="ES"/>
    </style:style>
    <style:style style:name="WW_CharLFO13LVL6" style:family="text">
      <style:text-properties fo:language="es" fo:country="ES" style:language-asian="es" style:country-asian="ES" style:language-complex="es" style:country-complex="ES"/>
    </style:style>
    <style:style style:name="WW_CharLFO13LVL7" style:family="text">
      <style:text-properties fo:language="es" fo:country="ES" style:language-asian="es" style:country-asian="ES" style:language-complex="es" style:country-complex="ES"/>
    </style:style>
    <style:style style:name="WW_CharLFO13LVL8" style:family="text">
      <style:text-properties fo:language="es" fo:country="ES" style:language-asian="es" style:country-asian="ES" style:language-complex="es" style:country-complex="ES"/>
    </style:style>
    <style:style style:name="WW_CharLFO13LVL9" style:family="text">
      <style:text-properties fo:language="es" fo:country="ES" style:language-asian="es" style:country-asian="ES" style:language-complex="es" style:country-complex="ES"/>
    </style:style>
    <style:style style:name="WW_CharLFO14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4LVL2" style:family="text">
      <style:text-properties fo:language="es" fo:country="ES" style:language-asian="es" style:country-asian="ES" style:language-complex="es" style:country-complex="ES"/>
    </style:style>
    <style:style style:name="WW_CharLFO14LVL3" style:family="text">
      <style:text-properties fo:language="es" fo:country="ES" style:language-asian="es" style:country-asian="ES" style:language-complex="es" style:country-complex="ES"/>
    </style:style>
    <style:style style:name="WW_CharLFO14LVL4" style:family="text">
      <style:text-properties fo:language="es" fo:country="ES" style:language-asian="es" style:country-asian="ES" style:language-complex="es" style:country-complex="ES"/>
    </style:style>
    <style:style style:name="WW_CharLFO14LVL5" style:family="text">
      <style:text-properties fo:language="es" fo:country="ES" style:language-asian="es" style:country-asian="ES" style:language-complex="es" style:country-complex="ES"/>
    </style:style>
    <style:style style:name="WW_CharLFO14LVL6" style:family="text">
      <style:text-properties fo:language="es" fo:country="ES" style:language-asian="es" style:country-asian="ES" style:language-complex="es" style:country-complex="ES"/>
    </style:style>
    <style:style style:name="WW_CharLFO14LVL7" style:family="text">
      <style:text-properties fo:language="es" fo:country="ES" style:language-asian="es" style:country-asian="ES" style:language-complex="es" style:country-complex="ES"/>
    </style:style>
    <style:style style:name="WW_CharLFO14LVL8" style:family="text">
      <style:text-properties fo:language="es" fo:country="ES" style:language-asian="es" style:country-asian="ES" style:language-complex="es" style:country-complex="ES"/>
    </style:style>
    <style:style style:name="WW_CharLFO14LVL9" style:family="text">
      <style:text-properties fo:language="es" fo:country="ES" style:language-asian="es" style:country-asian="ES" style:language-complex="es" style:country-complex="ES"/>
    </style:style>
    <style:style style:name="WW_CharLFO15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5LVL2" style:family="text">
      <style:text-properties fo:language="es" fo:country="ES" style:language-asian="es" style:country-asian="ES" style:language-complex="es" style:country-complex="ES"/>
    </style:style>
    <style:style style:name="WW_CharLFO15LVL3" style:family="text">
      <style:text-properties fo:language="es" fo:country="ES" style:language-asian="es" style:country-asian="ES" style:language-complex="es" style:country-complex="ES"/>
    </style:style>
    <style:style style:name="WW_CharLFO15LVL4" style:family="text">
      <style:text-properties fo:language="es" fo:country="ES" style:language-asian="es" style:country-asian="ES" style:language-complex="es" style:country-complex="ES"/>
    </style:style>
    <style:style style:name="WW_CharLFO15LVL5" style:family="text">
      <style:text-properties fo:language="es" fo:country="ES" style:language-asian="es" style:country-asian="ES" style:language-complex="es" style:country-complex="ES"/>
    </style:style>
    <style:style style:name="WW_CharLFO15LVL6" style:family="text">
      <style:text-properties fo:language="es" fo:country="ES" style:language-asian="es" style:country-asian="ES" style:language-complex="es" style:country-complex="ES"/>
    </style:style>
    <style:style style:name="WW_CharLFO15LVL7" style:family="text">
      <style:text-properties fo:language="es" fo:country="ES" style:language-asian="es" style:country-asian="ES" style:language-complex="es" style:country-complex="ES"/>
    </style:style>
    <style:style style:name="WW_CharLFO15LVL8" style:family="text">
      <style:text-properties fo:language="es" fo:country="ES" style:language-asian="es" style:country-asian="ES" style:language-complex="es" style:country-complex="ES"/>
    </style:style>
    <style:style style:name="WW_CharLFO15LVL9" style:family="text">
      <style:text-properties fo:language="es" fo:country="ES" style:language-asian="es" style:country-asian="ES" style:language-complex="es" style:country-complex="ES"/>
    </style:style>
    <style:style style:name="WW_CharLFO16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6LVL2" style:family="text">
      <style:text-properties fo:language="es" fo:country="ES" style:language-asian="es" style:country-asian="ES" style:language-complex="es" style:country-complex="ES"/>
    </style:style>
    <style:style style:name="WW_CharLFO16LVL3" style:family="text">
      <style:text-properties fo:language="es" fo:country="ES" style:language-asian="es" style:country-asian="ES" style:language-complex="es" style:country-complex="ES"/>
    </style:style>
    <style:style style:name="WW_CharLFO16LVL4" style:family="text">
      <style:text-properties fo:language="es" fo:country="ES" style:language-asian="es" style:country-asian="ES" style:language-complex="es" style:country-complex="ES"/>
    </style:style>
    <style:style style:name="WW_CharLFO16LVL5" style:family="text">
      <style:text-properties fo:language="es" fo:country="ES" style:language-asian="es" style:country-asian="ES" style:language-complex="es" style:country-complex="ES"/>
    </style:style>
    <style:style style:name="WW_CharLFO16LVL6" style:family="text">
      <style:text-properties fo:language="es" fo:country="ES" style:language-asian="es" style:country-asian="ES" style:language-complex="es" style:country-complex="ES"/>
    </style:style>
    <style:style style:name="WW_CharLFO16LVL7" style:family="text">
      <style:text-properties fo:language="es" fo:country="ES" style:language-asian="es" style:country-asian="ES" style:language-complex="es" style:country-complex="ES"/>
    </style:style>
    <style:style style:name="WW_CharLFO16LVL8" style:family="text">
      <style:text-properties fo:language="es" fo:country="ES" style:language-asian="es" style:country-asian="ES" style:language-complex="es" style:country-complex="ES"/>
    </style:style>
    <style:style style:name="WW_CharLFO16LVL9" style:family="text">
      <style:text-properties fo:language="es" fo:country="ES" style:language-asian="es" style:country-asian="ES" style:language-complex="es" style:country-complex="ES"/>
    </style:style>
    <style:style style:name="WW_CharLFO17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7LVL2" style:family="text">
      <style:text-properties fo:language="es" fo:country="ES" style:language-asian="es" style:country-asian="ES" style:language-complex="es" style:country-complex="ES"/>
    </style:style>
    <style:style style:name="WW_CharLFO17LVL3" style:family="text">
      <style:text-properties fo:language="es" fo:country="ES" style:language-asian="es" style:country-asian="ES" style:language-complex="es" style:country-complex="ES"/>
    </style:style>
    <style:style style:name="WW_CharLFO17LVL4" style:family="text">
      <style:text-properties fo:language="es" fo:country="ES" style:language-asian="es" style:country-asian="ES" style:language-complex="es" style:country-complex="ES"/>
    </style:style>
    <style:style style:name="WW_CharLFO17LVL5" style:family="text">
      <style:text-properties fo:language="es" fo:country="ES" style:language-asian="es" style:country-asian="ES" style:language-complex="es" style:country-complex="ES"/>
    </style:style>
    <style:style style:name="WW_CharLFO17LVL6" style:family="text">
      <style:text-properties fo:language="es" fo:country="ES" style:language-asian="es" style:country-asian="ES" style:language-complex="es" style:country-complex="ES"/>
    </style:style>
    <style:style style:name="WW_CharLFO17LVL7" style:family="text">
      <style:text-properties fo:language="es" fo:country="ES" style:language-asian="es" style:country-asian="ES" style:language-complex="es" style:country-complex="ES"/>
    </style:style>
    <style:style style:name="WW_CharLFO17LVL8" style:family="text">
      <style:text-properties fo:language="es" fo:country="ES" style:language-asian="es" style:country-asian="ES" style:language-complex="es" style:country-complex="ES"/>
    </style:style>
    <style:style style:name="WW_CharLFO17LVL9" style:family="text">
      <style:text-properties fo:language="es" fo:country="ES" style:language-asian="es" style:country-asian="ES" style:language-complex="es" style:country-complex="E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2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2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2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2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2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2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2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2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text:list-style style:name="LFO13">
      <text:list-level-style-bullet text:level="1" text:style-name="WW_CharLFO13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3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3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3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3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3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3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3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3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text:list-style style:name="LFO14">
      <text:list-level-style-bullet text:level="1" text:style-name="WW_CharLFO14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4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4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4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4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4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4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4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4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list-style style:name="LFO15">
      <text:list-level-style-bullet text:level="1" text:style-name="WW_CharLFO15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5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5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5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5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5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5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5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5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text:list-style style:name="LFO16">
      <text:list-level-style-bullet text:level="1" text:style-name="WW_CharLFO16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6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6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6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6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6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6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6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6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text:list-style style:name="LFO17">
      <text:list-level-style-bullet text:level="1" text:style-name="WW_CharLFO17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7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7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7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7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7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7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7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7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2</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Vaya Arboledas Álvaro</dc:creator>
    <meta:creation-date>2019-02-23T17:42:00Z</meta:creation-date>
    <dc:date>2019-02-26T15:37:00Z</dc:date>
    <meta:template xlink:href="Business%20Paper" xlink:type="simple"/>
    <meta:editing-cycles>172</meta:editing-cycles>
    <meta:editing-duration>PT17580S</meta:editing-duration>
    <meta:user-defined meta:name="AssetID">TF10002024</meta:user-defined>
    <meta:document-statistic meta:page-count="5" meta:paragraph-count="15" meta:word-count="1203" meta:character-count="7809" meta:row-count="55" meta:non-whitespace-character-count="6621"/>
  </office:meta>
</office:document-meta>
</file>